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Program 1- Write a program to calculate the average of 5 numbers.</text:p>
      <text:p text:style-name="Standard">function avg(x1,x2,x3,x4,x5){</text:p>
      <text:p text:style-name="Standard"><text:s text:c="3"/>if(x1 &gt; 0 &amp;&amp; x2 &gt;0 &amp;&amp; x3 &gt;0 &amp;&amp; x4 &gt; 0 &amp;&amp; x5 &gt; 0){</text:p>
      <text:p text:style-name="Standard"><text:s text:c="3"/>let result = (x1 + x2 + x3 + x4 +x5) /5</text:p>
      <text:p text:style-name="Standard"><text:s text:c="3"/>return result</text:p>
      <text:p text:style-name="Standard"><text:s text:c="3"/>}</text:p>
      <text:p text:style-name="Standard"><text:s text:c="3"/>else{</text:p>
      <text:p text:style-name="Standard"><text:s text:c="6"/>return "Please Enter Positive Value"</text:p>
      <text:p text:style-name="Standard"><text:s text:c="3"/>}</text:p>
      <text:p text:style-name="Standard">}</text:p>
      <text:p text:style-name="Standard"/>
      <text:p text:style-name="Standard">console.log(avg(10,10,10,10,10))</text:p>
      <text:p text:style-name="Standard"/>
      <text:p text:style-name="Standard">//Program 2- Write a program to calculate the sum of 5 numbers.</text:p>
      <text:p text:style-name="Standard">function sum(x1,x2,x3,x4,x5){</text:p>
      <text:p text:style-name="Standard"><text:s text:c="3"/>if(x1 &gt; 0 &amp;&amp; x2 &gt;0 &amp;&amp; x3 &gt;0 &amp;&amp; x4 &gt; 0 &amp;&amp; x5 &gt; 0){</text:p>
      <text:p text:style-name="Standard"><text:s text:c="3"/>let result = x1 + x2 + x3 + x4 +x5</text:p>
      <text:p text:style-name="Standard"><text:s text:c="3"/>return result</text:p>
      <text:p text:style-name="Standard"><text:s text:c="3"/>}</text:p>
      <text:p text:style-name="Standard"><text:s text:c="3"/>else{</text:p>
      <text:p text:style-name="Standard"><text:s text:c="6"/>return "Please Enter Positive Value"</text:p>
      <text:p text:style-name="Standard"><text:s text:c="3"/>}</text:p>
      <text:p text:style-name="Standard">}</text:p>
      <text:p text:style-name="Standard"/>
      <text:p text:style-name="Standard">console.log(sum(10,10,10,10,10))</text:p>
      <text:p text:style-name="Standard">//Program 3- Write a program that accepts two strings (firstName and lastName) and print final string on the console.</text:p>
      <text:p text:style-name="Standard">const prompt = require("prompt-sync")();</text:p>
      <text:p text:style-name="Standard">const firstName = prompt("Enter the Firstname: "); </text:p>
      <text:p text:style-name="Standard">const lasttName = prompt("Enter the Lastname: "); </text:p>
      <text:p text:style-name="Standard">//console.log(printStr(firstName,lasttName))</text:p>
      <text:p text:style-name="Standard"/>
      <text:p text:style-name="Standard">function printStr(fName,lName){</text:p>
      <text:p text:style-name="Standard"><text:s text:c="3"/>let result = fName +" " + lName</text:p>
      <text:p text:style-name="Standard"><text:s text:c="3"/>return result</text:p>
      <text:p text:style-name="Standard">}</text:p>
      <text:p text:style-name="Standard"/>
      <text:p text:style-name="Standard">//Program 5- Print even numbers from 0-100</text:p>
      <text:p text:style-name="Standard">function printEvenNum(range){</text:p>
      <text:p text:style-name="Standard"><text:s text:c="3"/>for(let i =0;i&lt;=range;i++){</text:p>
      <text:p text:style-name="Standard"><text:s text:c="6"/>if(i % 2 == 0){</text:p>
      <text:p text:style-name="Standard"><text:s text:c="9"/>console.log(i + " ")</text:p>
      <text:p text:style-name="Standard"><text:s text:c="6"/>}</text:p>
      <text:p text:style-name="Standard"><text:s text:c="3"/>}</text:p>
      <text:p text:style-name="Standard"/>
      <text:p text:style-name="Standard">}</text:p>
      <text:p text:style-name="Standard"/>
      <text:p text:style-name="Standard">printEvenNum(100)</text:p>
      <text:p text:style-name="Standard"/>
      <text:p text:style-name="Standard"><text:soft-page-break/>//Program 6- Print odd numbers from 0-100</text:p>
      <text:p text:style-name="Standard">function printEvenNum(range){</text:p>
      <text:p text:style-name="Standard"><text:s text:c="3"/>console.log("Odd Numbers are :")</text:p>
      <text:p text:style-name="Standard"><text:s text:c="3"/>for(let i =0;i&lt;=range;i++){</text:p>
      <text:p text:style-name="Standard"><text:s text:c="6"/>if(i % 2 != 0){</text:p>
      <text:p text:style-name="Standard"><text:s text:c="9"/>console.log(i + " ")</text:p>
      <text:p text:style-name="Standard"><text:s text:c="6"/>}</text:p>
      <text:p text:style-name="Standard"><text:s text:c="3"/>}</text:p>
      <text:p text:style-name="Standard"/>
      <text:p text:style-name="Standard">}</text:p>
      <text:p text:style-name="Standard"/>
      <text:p text:style-name="Standard">printEvenNum(100)</text:p>
      <text:p text:style-name="Standard"/>
      <text:p text:style-name="Standard">//Program 7- Create an array of length 5 and store below numbers <text:s/>1,11,111,222,555 . Write a program to calculate the average of numbers.</text:p>
      <text:p text:style-name="Standard">let arr =[1,11,111,222,555]</text:p>
      <text:p text:style-name="Standard">let average = 0</text:p>
      <text:p text:style-name="Standard">let sumofnum = 0</text:p>
      <text:p text:style-name="Standard">arr.forEach(additem)</text:p>
      <text:p text:style-name="Standard">function additem(i){</text:p>
      <text:p text:style-name="Standard"><text:s text:c="3"/>sumofnum += i; </text:p>
      <text:p text:style-name="Standard"><text:s text:c="3"/>average = sumofnum /5</text:p>
      <text:p text:style-name="Standard">}</text:p>
      <text:p text:style-name="Standard">console.log("avg",average)</text:p>
      <text:p text:style-name="Standard"/>
      <text:p text:style-name="Standard">//Program 8- Write a program that creates the below Object.</text:p>
      <text:p text:style-name="Standard">const student = {</text:p>
      <text:p text:style-name="Standard"><text:s text:c="3"/>Name : "shilpa",</text:p>
      <text:p text:style-name="Standard"><text:s text:c="3"/>College_Name: "xyz",</text:p>
      <text:p text:style-name="Standard"><text:s text:c="3"/>Location_ : "abc",</text:p>
      <text:p text:style-name="Standard"><text:s text:c="3"/>pincode : 6549090,</text:p>
      <text:p text:style-name="Standard"><text:s text:c="3"/>Teacher :{</text:p>
      <text:p text:style-name="Standard"><text:s text:c="6"/>teacherName : "Daisy",</text:p>
      <text:p text:style-name="Standard"><text:s text:c="6"/>teacherPhone : 1098907,</text:p>
      <text:p text:style-name="Standard"><text:s text:c="6"/>teacherSubject : "Math"</text:p>
      <text:p text:style-name="Standard"><text:s text:c="3"/>}</text:p>
      <text:p text:style-name="Standard">};</text:p>
      <text:p text:style-name="Standard">console.log(student.Name)</text:p>
      <text:p text:style-name="Standard">console.log(student.Teacher.teacherName)</text:p>
      <text:p text:style-name="Standard"/>
      <text:p text:style-name="Standard">//Program 8- Write a program that creates the below Object.</text:p>
      <text:p text:style-name="Standard">const student1 = {</text:p>
      <text:p text:style-name="Standard"><text:s text:c="3"/>Name : "shilpa",</text:p>
      <text:p text:style-name="Standard"><text:s text:c="3"/>College_Name: "xyz",</text:p>
      <text:p text:style-name="Standard"><text:s text:c="3"/>Location_ : "abc",</text:p>
      <text:p text:style-name="Standard"><text:s text:c="3"/>pincode : 6549090,</text:p>
      <text:p text:style-name="Standard"><text:s text:c="3"/>Teacher :[{</text:p>
      <text:p text:style-name="Standard"><text:s text:c="6"/>teacherName : "Daisy",</text:p>
      <text:p text:style-name="Standard"><text:s text:c="6"/>teacherPhone : 1098907,</text:p>
      <text:p text:style-name="Standard"><text:soft-page-break/><text:s text:c="6"/>teacherSubject : "Math"</text:p>
      <text:p text:style-name="Standard"><text:s text:c="3"/>}]</text:p>
      <text:p text:style-name="Standard">};</text:p>
      <text:p text:style-name="Standard">console.log(student.Name)</text:p>
      <text:p text:style-name="Standard"/>
      <text:p text:style-name="Standard"><text:s text:c="3"/>for(let j in student1.Teacher){</text:p>
      <text:p text:style-name="Standard"><text:s text:c="6"/>console.log("Teacher Name : " + student1.Teacher[j].teacherName)</text:p>
      <text:p text:style-name="Standard"><text:s text:c="3"/>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39:00.052000000</meta:creation-date>
    <meta:generator>EasyOffice/7.1.2.2$Windows_X86_64 LibreOffice_project/05cf9207906dd384decbb692cb60ea4703660d7e</meta:generator>
    <dc:date>2022-08-02T10:49:25.117000000</dc:date>
    <meta:editing-duration>PT1H50M11S</meta:editing-duration>
    <meta:editing-cycles>1</meta:editing-cycles>
    <meta:document-statistic meta:table-count="0" meta:image-count="0" meta:object-count="0" meta:page-count="3" meta:paragraph-count="91" meta:word-count="350" meta:character-count="2398" meta:non-whitespace-character-count="1933"/>
  </office:meta>
</office:document-meta>
</file>